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settings.xml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09 </text:span><text:span text:style-name="T2"><text:tab/></text:span><text:span text:style-name="T3">Гейне</text:span><text:span text:style-name="T2">: Якщо для довільної послідовності точок взятої з області визначення відповідна послідовності значень функції збігається до того самого числа, то це число називається границею функції в точці.</text:span></text:p>
      <text:p text:style-name="mark"><text:span text:style-name="T3">Коші</text:span><text:span text:style-name="T2">: нехай </text:span><text:span text:style-name="T2"><draw:frame draw:style-name="fr1" draw:name="Object1" text:anchor-type="as-char" svg:y="-0.198in" svg:width="1.4193in" svg:height="0.245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, </text:span><text:span text:style-name="T2"><draw:frame draw:style-name="fr1" draw:name="Object2" text:anchor-type="as-char" svg:y="-0.198in" svg:width="0.2209in" svg:height="0.327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- гранична точка множини А. </text:span></text:p>
      <text:p text:style-name="mark"><text:span text:style-name="T2">Число а називається границею функції в точці </text:span><text:span text:style-name="T2"><draw:frame draw:style-name="fr1" draw:name="Object3" text:anchor-type="as-char" svg:y="-0.198in" svg:width="0.2209in" svg:height="0.327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, якщо </text:span><text:span text:style-name="T2"><draw:frame draw:style-name="fr1" draw:name="Object4" text:anchor-type="as-char" svg:y="-0.202in" svg:width="5.2508in" svg:height="0.3319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mark"><text:span text:style-name="T2">Позначення: </text:span><text:span text:style-name="T2"><draw:frame draw:style-name="fr1" draw:name="Object5" text:anchor-type="as-char" svg:y="-0.202in" svg:width="1.1555in" svg:height="0.4465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mark"><text:span text:style-name="T2">Критерій існування границі мовою односторонніх границь:</text:span></text:p>
      <text:p text:style-name="mark"><text:span text:style-name="T2"><draw:frame draw:style-name="fr1" draw:name="Object6" text:anchor-type="as-char" svg:y="-0.202in" svg:width="0.4752in" svg:height="0.266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має в точці </text:span><text:span text:style-name="T2"><draw:frame draw:style-name="fr1" draw:name="Object7" text:anchor-type="as-char" svg:y="-0.198in" svg:width="0.2209in" svg:height="0.327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границю &lt;=&gt; в цій точці </text:span><text:span text:style-name="T2"><draw:frame draw:style-name="fr1" draw:name="Object8" text:anchor-type="as-char" svg:y="-0.1634in" svg:width="0.1453in" svg:height="0.175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права і ліва границі і вони рівні.</text:span></text:p>
      <text:p text:style-name="mark"><text:span text:style-name="T3">Означення 1</text:span><text:span text:style-name="T2">. </text:span><text:span text:style-name="T2"><draw:frame draw:style-name="fr1" draw:name="Object9" text:anchor-type="as-char" svg:y="-0.202in" svg:width="0.4752in" svg:height="0.266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неперервна в точці </text:span><text:span text:style-name="T2"><draw:frame draw:style-name="fr1" draw:name="Object10" text:anchor-type="as-char" svg:y="-0.198in" svg:width="0.2209in" svg:height="0.327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, якщо її границя та її значення в цій точці рівні, тобто </text:span><text:span text:style-name="T2"><draw:frame draw:style-name="fr1" draw:name="Object11" text:anchor-type="as-char" svg:y="-0.2035in" svg:width="1.6008in" svg:height="0.44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mark"><text:span text:style-name="T3">Означення 2</text:span><text:span text:style-name="T2">. </text:span><text:span text:style-name="T2"><draw:frame draw:style-name="fr1" draw:name="Object12" text:anchor-type="as-char" svg:y="-0.202in" svg:width="0.4752in" svg:height="0.266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">неперервна в точці </text:span><text:span text:style-name="T2"><draw:frame draw:style-name="fr1" draw:name="Object13" text:anchor-type="as-char" svg:y="-0.198in" svg:width="0.2209in" svg:height="0.327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, якщо </text:span><text:span text:style-name="T2"><draw:frame draw:style-name="fr1" draw:name="Object14" text:anchor-type="as-char" svg:y="-0.2035in" svg:width="4.2835in" svg:height="0.3335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mark"><text:span text:style-name="T3">Розрив першого роду:</text:span><text:span text:style-name="T2"> коли в точці </text:span><text:span text:style-name="T2"><draw:frame draw:style-name="fr1" draw:name="Object15" text:anchor-type="as-char" svg:y="-0.198in" svg:width="0.2209in" svg:height="0.327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">функція має скінченні, але не рівні праву та ліву границі: </text:span><text:span text:style-name="T2"><draw:frame draw:style-name="fr1" draw:name="Object16" text:anchor-type="as-char" svg:y="-0.202in" svg:width="2.2173in" svg:height="0.4465in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mark"><text:span text:style-name="T3">Розрив другого роду:</text:span><text:span text:style-name="T2"> якщо ліва або права границі </text:span><text:span text:style-name="T2"><draw:frame draw:style-name="fr1" draw:name="Object17" text:anchor-type="as-char" svg:y="-0.1811in" svg:width="0.1453in" svg:height="0.2071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2">або = </text:span><text:span text:style-name="T2"><draw:frame draw:style-name="fr1" draw:name="Object18" text:anchor-type="as-char" svg:y="-0.1134in" svg:width="0.1689in" svg:height="0.1134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">.</text:span></text:p>
      <text:p text:style-name="mark"><text:span text:style-name="T3">Усувний розрив:</text:span><text:span text:style-name="T2"> </text:span><text:span text:style-name="T2"><draw:frame draw:style-name="fr1" draw:name="Object19" text:anchor-type="as-char" svg:y="-0.2035in" svg:width="2.3165in" svg:height="0.448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20:19:24</dc:date>
    <dc:creator>axel </dc:creator>
    <meta:editing-duration>PT3H53M1S</meta:editing-duration>
    <meta:editing-cycles>17</meta:editing-cycles>
    <meta:document-statistic meta:table-count="0" meta:image-count="0" meta:object-count="19" meta:page-count="1" meta:paragraph-count="11" meta:word-count="120" meta:character-count="747" meta:non-whitespace-character-count="611"/>
  </office:meta>
</office:document-meta>
</file>

<file path=Object 1/content.xml><?xml version="1.0" encoding="utf-8"?>
<math xmlns="http://www.w3.org/1998/Math/MathML">
  <semantics>
    <mrow>
      <mrow>
        <mi>A</mi>
        <mo stretchy="false">∈</mo>
        <mo stretchy="false">ℝ</mo>
      </mrow>
      <mi>,</mi>
      <mi>f</mi>
      <mi mathvariant="normal">:</mi>
      <mi>A</mi>
      <mo stretchy="false">→</mo>
      <mo stretchy="false">ℝ</mo>
    </mrow>
    <annotation encoding="StarMath 5.0">A in setR, f: A rightarrow setR</annotation>
  </semantics>
</math>
</file>

<file path=Object 10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11/content.xml><?xml version="1.0" encoding="utf-8"?>
<math xmlns="http://www.w3.org/1998/Math/MathML">
  <semantics>
    <mrow>
      <mrow>
        <munder>
          <mi>lim</mi>
          <mrow>
            <mi>x</mi>
            <mo stretchy="false">→</mo>
            <msub>
              <mi>x</mi>
              <mn>0</mn>
            </msub>
          </mrow>
        </munder>
        <mi>f</mi>
      </mrow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sub>
            <mi>x</mi>
            <mn>0</mn>
          </msub>
        </mrow>
        <mo stretchy="false">)</mo>
      </mrow>
    </mrow>
    <annotation encoding="StarMath 5.0">lim from{x rightarrow x_0} f(x) = f(x_0)</annotation>
  </semantics>
</math>
</file>

<file path=Object 12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1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14/content.xml><?xml version="1.0" encoding="utf-8"?>
<math xmlns="http://www.w3.org/1998/Math/MathML">
  <semantics>
    <mrow>
      <mo stretchy="false">∀</mo>
      <mrow>
        <mo stretchy="false">ε</mo>
        <mo stretchy="false">&gt;</mo>
        <mn>0,</mn>
      </mrow>
      <mo stretchy="false">∃</mo>
      <mrow>
        <mo stretchy="false">δ</mo>
        <mo stretchy="false">&gt;</mo>
        <mn>0</mn>
      </mrow>
      <mi mathvariant="normal">:</mi>
      <mo stretchy="false">∀</mo>
      <mi>x</mi>
      <mi mathvariant="normal">:</mi>
      <mrow>
        <mfenced open="∣" close="∣">
          <mrow>
            <mrow>
              <mi>x</mi>
              <mo stretchy="false">−</mo>
              <msub>
                <mi>x</mi>
                <mn>0</mn>
              </msub>
            </mrow>
          </mrow>
        </mfenced>
        <mo stretchy="false">&lt;</mo>
        <mo stretchy="false">δ</mo>
      </mrow>
      <mi mathvariant="normal">:</mi>
      <mrow>
        <mfenced open="∣" close="∣"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</mrow>
        </mfenced>
        <mo stretchy="false">&lt;</mo>
        <mo stretchy="false">ε</mo>
      </mrow>
    </mrow>
    <annotation encoding="StarMath 5.0">forall %varepsilon &gt; 0, exists %delta &gt; 0 : forall x : abs{x-x_0} &lt; %delta : abs{f(x)-f(x_0)} &lt; %varepsilon</annotation>
  </semantics>
</math>
</file>

<file path=Object 15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16/content.xml><?xml version="1.0" encoding="utf-8"?>
<math xmlns="http://www.w3.org/1998/Math/MathML">
  <semantics>
    <mrow>
      <mrow>
        <munder>
          <mi>lim</mi>
          <mrow>
            <mi>x</mi>
            <mo stretchy="false">→</mo>
            <mrow>
              <msub>
                <mi>x</mi>
                <mn>0</mn>
              </msub>
              <mo stretchy="false">+</mo>
              <mn>0</mn>
            </mrow>
          </mrow>
        </munder>
        <mi>f</mi>
      </mrow>
      <mrow>
        <mrow>
          <mo stretchy="false">(</mo>
          <mrow>
            <mi>x</mi>
          </mrow>
          <mo stretchy="false">)</mo>
        </mrow>
        <mo stretchy="false">≠</mo>
        <mrow>
          <munder>
            <mi>lim</mi>
            <mrow>
              <mi>x</mi>
              <mo stretchy="false">→</mo>
              <mrow>
                <msub>
                  <mi>x</mi>
                  <mn>0</mn>
                </msub>
                <mo stretchy="false">−</mo>
                <mn>0</mn>
              </mrow>
            </mrow>
          </munder>
          <mi>f</mi>
        </mrow>
      </mrow>
      <mrow>
        <mo stretchy="false">(</mo>
        <mrow>
          <mi>x</mi>
        </mrow>
        <mo stretchy="false">)</mo>
      </mrow>
    </mrow>
    <annotation encoding="StarMath 5.0">lim from{x rightarrow x_0 + 0} f(x) &lt;&gt; lim from{x rightarrow x_0 - 0} f(x)</annotation>
  </semantics>
</math>
</file>

<file path=Object 17/content.xml><?xml version="1.0" encoding="utf-8"?>
<math xmlns="http://www.w3.org/1998/Math/MathML">
  <semantics>
    <mrow>
      <mo stretchy="false">∄</mo>
    </mrow>
    <annotation encoding="StarMath 5.0">notexists</annotation>
  </semantics>
</math>
</file>

<file path=Object 18/content.xml><?xml version="1.0" encoding="utf-8"?>
<math xmlns="http://www.w3.org/1998/Math/MathML">
  <semantics>
    <mrow>
      <mo stretchy="false">∞</mo>
    </mrow>
    <annotation encoding="StarMath 5.0">infinity</annotation>
  </semantics>
</math>
</file>

<file path=Object 19/content.xml><?xml version="1.0" encoding="utf-8"?>
<math xmlns="http://www.w3.org/1998/Math/MathML">
  <semantics>
    <mrow>
      <mrow>
        <munder>
          <mi>lim</mi>
          <mrow>
            <mi>x</mi>
            <mo stretchy="false">→</mo>
            <mrow>
              <msub>
                <mi>x</mi>
                <mn>0</mn>
              </msub>
              <mo stretchy="false">+</mo>
              <mn>0</mn>
            </mrow>
          </mrow>
        </munder>
        <mi>f</mi>
      </mrow>
      <mrow>
        <mrow>
          <mo stretchy="false">(</mo>
          <mrow>
            <mi>x</mi>
          </mrow>
          <mo stretchy="false">)</mo>
        </mrow>
        <mo stretchy="false">≠</mo>
        <mrow>
          <munder>
            <mi>lim</mi>
            <mrow>
              <mi>x</mi>
              <mo stretchy="false">→</mo>
              <mrow>
                <msub>
                  <mi>x</mi>
                  <mn>0</mn>
                </msub>
                <mo stretchy="false">−</mo>
                <mn>0</mn>
              </mrow>
            </mrow>
          </munder>
          <mi>f</mi>
        </mrow>
      </mrow>
      <mrow>
        <mo stretchy="false">(</mo>
        <mrow>
          <msub>
            <mi>x</mi>
            <mn>0</mn>
          </msub>
        </mrow>
        <mo stretchy="false">)</mo>
      </mrow>
    </mrow>
    <annotation encoding="StarMath 5.0">lim from{x rightarrow x_0 + 0} f(x) &lt;&gt; lim from{x rightarrow x_0 - 0} f(x_0)</annotation>
  </semantics>
</math>
</file>

<file path=Object 2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4/content.xml><?xml version="1.0" encoding="utf-8"?>
<math xmlns="http://www.w3.org/1998/Math/MathML">
  <semantics>
    <mrow>
      <mo stretchy="false">∀</mo>
      <mrow>
        <mo stretchy="false">ε</mo>
        <mo stretchy="false">&gt;</mo>
        <mn>0,</mn>
      </mrow>
      <mo stretchy="false">∃</mo>
      <mrow>
        <mo stretchy="false">δ</mo>
        <mo stretchy="false">=</mo>
        <mo stretchy="false">δ</mo>
      </mrow>
      <mrow>
        <mrow>
          <mo stretchy="false">(</mo>
          <mrow>
            <mo stretchy="false">ε</mo>
          </mrow>
          <mo stretchy="false">)</mo>
        </mrow>
        <mo stretchy="false">&gt;</mo>
        <mn>0</mn>
      </mrow>
      <mi mathvariant="normal">:</mi>
      <mo stretchy="false">∀</mo>
      <mrow>
        <mi>x</mi>
        <mo stretchy="false">∈</mo>
        <mrow>
          <mi>A</mi>
          <mo stretchy="false">∩</mo>
          <mi>B</mi>
        </mrow>
      </mrow>
      <mrow>
        <mrow>
          <mo stretchy="false">(</mo>
          <mrow>
            <msub>
              <mi>x</mi>
              <mn>0,</mn>
            </msub>
            <mo stretchy="false">δ</mo>
          </mrow>
          <mo stretchy="false">)</mo>
        </mrow>
        <mo stretchy="false">∖</mo>
        <mo stretchy="false">{</mo>
      </mrow>
      <msub>
        <mi>x</mi>
        <mn>0</mn>
      </msub>
      <mo stretchy="false">}</mo>
      <mi mathvariant="normal">:</mi>
      <mrow>
        <mrow>
          <mo stretchy="false">∣</mo>
          <mrow>
            <mi>f</mi>
            <mrow>
              <mo stretchy="false">(</mo>
              <mrow>
                <mi>x</mi>
              </mrow>
              <mo stretchy="false">)</mo>
            </mrow>
            <mi>–</mi>
            <mi>a</mi>
          </mrow>
          <mo stretchy="false">∣</mo>
        </mrow>
        <mo stretchy="false">&lt;</mo>
        <mo stretchy="false">ε</mo>
      </mrow>
    </mrow>
    <annotation encoding="StarMath 5.0">forall %varepsilon &gt; 0, exists %delta = %delta(%varepsilon) &gt; 0 : forall x in A intersection B (x_0, %delta) setminus \{x_0 \} : lline f(x) – a rline &lt; %varepsilon</annotation>
  </semantics>
</math>
</file>

<file path=Object 5/content.xml><?xml version="1.0" encoding="utf-8"?>
<math xmlns="http://www.w3.org/1998/Math/MathML">
  <semantics>
    <mrow>
      <mrow>
        <mi>a</mi>
        <mo stretchy="false">=</mo>
        <mrow>
          <munder>
            <mi>lim</mi>
            <mrow>
              <mi>x</mi>
              <mo stretchy="false">→</mo>
              <msub>
                <mi>x</mi>
                <mn>0</mn>
              </msub>
            </mrow>
          </munder>
          <mi>f</mi>
        </mrow>
      </mrow>
      <mrow>
        <mo stretchy="false">(</mo>
        <mrow>
          <mi>x</mi>
        </mrow>
        <mo stretchy="false">)</mo>
      </mrow>
    </mrow>
    <annotation encoding="StarMath 5.0">a = lim from{x rightarrow x_0} f(x)</annotation>
  </semantics>
</math>
</file>

<file path=Object 6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7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8/content.xml><?xml version="1.0" encoding="utf-8"?>
<math xmlns="http://www.w3.org/1998/Math/MathML">
  <semantics>
    <mrow>
      <mo stretchy="false">∃</mo>
    </mrow>
    <annotation encoding="StarMath 5.0">exists</annotation>
  </semantics>
</math>
</file>

<file path=Object 9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